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6">Jednotlivé kroky:</text:p>
      <text:p text:style-name="P6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7">Kaira</text:p>
      <text:p text:style-name="P7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8">Dokumentace ke zdrojovému kodu</text:p>
      <text:p text:style-name="P12"/>
      <text:p text:style-name="P11">##############</text:p>
      <text:p text:style-name="P10">Rozdělení souborů do adresářů:</text:p>
      <text:p text:style-name="P10"/>
      <text:p text:style-name="P10"><text:tab/>build – <text:span text:style-name="T3">Nějaké nastavení + moduly</text:span></text:p>
      <text:p text:style-name="P10"><text:span text:style-name="T3"><text:tab/></text:span>docs <text:span text:style-name="T3">– Dokumentace</text:span></text:p>
      <text:p text:style-name="P10"><text:span text:style-name="T3"><text:tab/></text:span><text:span text:style-name="T5">gui </text:span><text:span text:style-name="T4">– python soubory</text:span></text:p>
      <text:p text:style-name="P10"><text:span text:style-name="T4"><text:tab/></text:span><text:span text:style-name="T5">libs </text:span><text:span text:style-name="T4">– Rozšíření (Octave, atd.) <text:s/>C++</text:span></text:p>
      <text:p text:style-name="P10"><text:span text:style-name="T4"><text:tab/></text:span><text:span text:style-name="T5">ptp </text:span><text:span text:style-name="T4">- python</text:span></text:p>
      <text:p text:style-name="P10"><text:span text:style-name="T4">###############</text:span></text:p>
      <text:p text:style-name="P9"/>
      <text:p text:style-name="P9"/>
      <text:p text:style-name="P9"/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5T16:15:02.331079811</dc:date>
    <meta:editing-duration>PT46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1" meta:paragraph-count="26" meta:word-count="157" meta:character-count="1024" meta:non-whitespace-character-count="881"/>
  </office:meta>
</office:document-meta>
</file>